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770000032048B2B8C1.png" manifest:media-type="image/png"/>
  <manifest:file-entry manifest:full-path="Pictures/100000000000013E000001558A8BEB70.png" manifest:media-type="image/png"/>
  <manifest:file-entry manifest:full-path="Pictures/100002010000024E000000CA072F8E76.png" manifest:media-type="image/png"/>
  <manifest:file-entry manifest:full-path="Pictures/1005820B00003D04000014D6AEE351C8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7.999cm)" draw:image-opacity="100%" style:mirror="non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.3cm, 0.4cm, 0.4cm, 0.25cm)" draw:image-opacity="100%" style:mirror="non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cc00" draw:fill="none" draw:textarea-vertical-align="middle"/>
    </style:style>
    <style:style style:name="gr7" style:family="graphic" style:parent-style-name="objectwithoutfill">
      <style:graphic-properties svg:stroke-color="#0000cc" draw:fill="none" draw:textarea-vertical-align="middle"/>
    </style:style>
    <style:style style:name="gr8" style:family="graphic" style:parent-style-name="objectwithoutfill">
      <style:graphic-properties svg:stroke-color="#808080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color="#ff3333" fo:font-size="12pt" style:font-size-asian="12pt" style:font-size-complex="12pt"/>
    </style:style>
    <style:style style:name="T1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0.001cm" svg:height="7cm" svg:x="1.747cm" svg:y="1.9cm">
          <draw:image xlink:href="Pictures/1005820B00003D04000014D6AEE351C8.svg" xlink:type="simple" xlink:show="embed" xlink:actuate="onLoad">
            <text:p/>
          </draw:image>
          <draw:image xlink:href="Pictures/100002010000024E000000CA072F8E76.png" xlink:type="simple" xlink:show="embed" xlink:actuate="onLoad"/>
          <svg:title>layer 21</svg:title>
        </draw:frame>
        <draw:frame draw:style-name="gr2" draw:text-style-name="P1" draw:layer="layout" svg:width="1.708cm" svg:height="1.749cm" draw:transform="rotate (-3.14159265358979) translate (16.673cm 7.849cm)">
          <draw:image xlink:href="Pictures/100000000000013E000001558A8BEB70.png" xlink:type="simple" xlink:show="embed" xlink:actuate="onLoad">
            <text:p/>
          </draw:image>
        </draw:frame>
        <draw:frame draw:style-name="gr3" draw:text-style-name="P1" draw:layer="layout" svg:width="1.453cm" svg:height="3.1cm" svg:x="17.747cm" svg:y="4.8cm">
          <draw:image xlink:href="Pictures/10000201000001770000032048B2B8C1.png" xlink:type="simple" xlink:show="embed" xlink:actuate="onLoad">
            <text:p/>
          </draw:image>
        </draw:frame>
        <draw:line draw:style-name="gr4" draw:text-style-name="P1" draw:layer="layout" svg:x1="16.447cm" svg:y1="7.7cm" svg:x2="16.447cm" svg:y2="8.3cm">
          <text:p/>
        </draw:line>
        <draw:line draw:style-name="gr4" draw:text-style-name="P1" draw:layer="layout" svg:x1="16.447cm" svg:y1="9.6cm" svg:x2="7.747cm" svg:y2="9.6cm">
          <text:p/>
        </draw:line>
        <draw:line draw:style-name="gr4" draw:text-style-name="P1" draw:layer="layout" svg:x1="7.747cm" svg:y1="9.6cm" svg:x2="7.747cm" svg:y2="8.6cm">
          <text:p/>
        </draw:line>
        <draw:line draw:style-name="gr5" draw:text-style-name="P1" draw:layer="layout" svg:x1="16.147cm" svg:y1="7.7cm" svg:x2="16.147cm" svg:y2="9.9cm">
          <text:p/>
        </draw:line>
        <draw:line draw:style-name="gr5" draw:text-style-name="P1" draw:layer="layout" svg:x1="8.047cm" svg:y1="8.6cm" svg:x2="8.047cm" svg:y2="9.9cm">
          <text:p/>
        </draw:line>
        <draw:line draw:style-name="gr5" draw:text-style-name="P1" draw:layer="layout" svg:x1="16.147cm" svg:y1="9.9cm" svg:x2="8.047cm" svg:y2="9.9cm">
          <text:p/>
        </draw:line>
        <draw:g>
          <draw:line draw:style-name="gr4" draw:text-style-name="P1" draw:layer="layout" svg:x1="16.447cm" svg:y1="8.3cm" svg:x2="16.647cm" svg:y2="8.4cm">
            <text:p/>
          </draw:line>
          <draw:line draw:style-name="gr4" draw:text-style-name="P1" draw:layer="layout" svg:x1="16.647cm" svg:y1="8.4cm" svg:x2="16.347cm" svg:y2="8.5cm">
            <text:p/>
          </draw:line>
          <draw:line draw:style-name="gr4" draw:text-style-name="P1" draw:layer="layout" svg:x1="16.347cm" svg:y1="8.5cm" svg:x2="16.647cm" svg:y2="8.6cm">
            <text:p/>
          </draw:line>
          <draw:line draw:style-name="gr4" draw:text-style-name="P1" draw:layer="layout" svg:x1="16.647cm" svg:y1="8.6cm" svg:x2="16.347cm" svg:y2="8.7cm">
            <text:p/>
          </draw:line>
          <draw:line draw:style-name="gr4" draw:text-style-name="P1" draw:layer="layout" svg:x1="16.347cm" svg:y1="8.7cm" svg:x2="16.647cm" svg:y2="8.8cm">
            <text:p/>
          </draw:line>
          <draw:line draw:style-name="gr4" draw:text-style-name="P1" draw:layer="layout" svg:x1="16.347cm" svg:y1="8.9cm" svg:x2="16.647cm" svg:y2="9cm">
            <text:p/>
          </draw:line>
          <draw:line draw:style-name="gr4" draw:text-style-name="P1" draw:layer="layout" svg:x1="16.647cm" svg:y1="9cm" svg:x2="16.347cm" svg:y2="9.1cm">
            <text:p/>
          </draw:line>
          <draw:line draw:style-name="gr4" draw:text-style-name="P1" draw:layer="layout" svg:x1="16.347cm" svg:y1="9.1cm" svg:x2="16.647cm" svg:y2="9.2cm">
            <text:p/>
          </draw:line>
          <draw:line draw:style-name="gr4" draw:text-style-name="P1" draw:layer="layout" svg:x1="16.647cm" svg:y1="8.8cm" svg:x2="16.347cm" svg:y2="8.9cm">
            <text:p/>
          </draw:line>
          <draw:line draw:style-name="gr4" draw:text-style-name="P1" draw:layer="layout" svg:x1="16.647cm" svg:y1="9.2cm" svg:x2="16.447cm" svg:y2="9.3cm">
            <text:p/>
          </draw:line>
        </draw:g>
        <draw:line draw:style-name="gr4" draw:text-style-name="P1" draw:layer="layout" svg:x1="16.447cm" svg:y1="9.6cm" svg:x2="16.447cm" svg:y2="9.3cm">
          <text:p/>
        </draw:line>
        <draw:line draw:style-name="gr6" draw:text-style-name="P1" draw:layer="layout" svg:x1="15.847cm" svg:y1="7.7cm" svg:x2="15.847cm" svg:y2="9.3cm">
          <text:p/>
        </draw:line>
        <draw:line draw:style-name="gr6" draw:text-style-name="P1" draw:layer="layout" svg:x1="11.047cm" svg:y1="8.6cm" svg:x2="11.047cm" svg:y2="9.3cm">
          <text:p/>
        </draw:line>
        <draw:line draw:style-name="gr6" draw:text-style-name="P1" draw:layer="layout" svg:x1="15.847cm" svg:y1="9.3cm" svg:x2="11.047cm" svg:y2="9.3cm">
          <text:p/>
        </draw:line>
        <draw:line draw:style-name="gr7" draw:text-style-name="P1" draw:layer="layout" svg:x1="10.747cm" svg:y1="8.6cm" svg:x2="10.747cm" svg:y2="9cm">
          <text:p/>
        </draw:line>
        <draw:line draw:style-name="gr7" draw:text-style-name="P1" draw:layer="layout" svg:x1="15.447cm" svg:y1="7.7cm" svg:x2="15.447cm" svg:y2="9cm">
          <text:p/>
        </draw:line>
        <draw:line draw:style-name="gr7" draw:text-style-name="P1" draw:layer="layout" svg:x1="10.747cm" svg:y1="9cm" svg:x2="15.447cm" svg:y2="9cm">
          <text:p/>
        </draw:line>
        <draw:line draw:style-name="gr4" draw:text-style-name="P1" draw:layer="layout" svg:x1="17.947cm" svg:y1="7.8cm" svg:x2="17.947cm" svg:y2="9.6cm">
          <text:p/>
        </draw:line>
        <draw:line draw:style-name="gr4" draw:text-style-name="P1" draw:layer="layout" svg:x1="16.447cm" svg:y1="9.6cm" svg:x2="17.947cm" svg:y2="9.6cm">
          <text:p/>
        </draw:line>
        <draw:line draw:style-name="gr8" draw:text-style-name="P1" draw:layer="layout" svg:x1="18.247cm" svg:y1="7.8cm" svg:x2="18.247cm" svg:y2="8.9cm">
          <text:p/>
        </draw:line>
        <draw:line draw:style-name="gr8" draw:text-style-name="P1" draw:layer="layout" svg:x1="17.347cm" svg:y1="8.9cm" svg:x2="18.247cm" svg:y2="8.9cm">
          <text:p/>
        </draw:line>
        <draw:line draw:style-name="gr8" draw:text-style-name="P1" draw:layer="layout" svg:x1="17.347cm" svg:y1="8.9cm" svg:x2="17.347cm" svg:y2="1.7cm">
          <text:p/>
        </draw:line>
        <draw:line draw:style-name="gr8" draw:text-style-name="P1" draw:layer="layout" svg:x1="9.447cm" svg:y1="2.2cm" svg:x2="9.447cm" svg:y2="1.6cm">
          <text:p/>
        </draw:line>
        <draw:line draw:style-name="gr8" draw:text-style-name="P1" draw:layer="layout" svg:x1="17.347cm" svg:y1="1.7cm" svg:x2="9.447cm" svg:y2="1.6cm">
          <text:p/>
        </draw:line>
        <draw:line draw:style-name="gr9" draw:text-style-name="P1" draw:layer="layout" svg:x1="16.147cm" svg:y1="9.9cm" svg:x2="18.947cm" svg:y2="9.9cm">
          <text:p/>
        </draw:line>
        <draw:line draw:style-name="gr9" draw:text-style-name="P1" draw:layer="layout" svg:x1="18.947cm" svg:y1="9.9cm" svg:x2="18.947cm" svg:y2="7.9cm">
          <text:p/>
        </draw:line>
        <draw:frame draw:style-name="gr10" draw:text-style-name="P3" draw:layer="layout" svg:width="1.378cm" svg:height="0.725cm" draw:transform="rotate (1.5707963267949) translate (16.6cm 8.578cm)">
          <draw:text-box>
            <text:p text:style-name="P2"><text:span text:style-name="T1">3,3V</text:span></text:p>
          </draw:text-box>
        </draw:frame>
        <draw:frame draw:style-name="gr10" draw:text-style-name="P3" draw:layer="layout" svg:width="1.023cm" svg:height="0.725cm" draw:transform="rotate (1.5707963267949) translate (17.3cm 8.4cm)">
          <draw:text-box>
            <text:p text:style-name="P2"><text:span text:style-name="T1">5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7:52:52.266000000</meta:creation-date>
    <dc:date>2016-06-16T00:38:02.148000000</dc:date>
    <meta:editing-duration>PT5M31S</meta:editing-duration>
    <meta:editing-cycles>1</meta:editing-cycles>
    <meta:document-statistic meta:object-count="38"/>
    <meta:generator>LibreOffice/4.3.1.2$Windows_x86 LibreOffice_project/958349dc3b25111dbca392fbc281a05559ef6848</meta:generator>
  </office:meta>
</office:document-meta>
</file>